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OpenSymbol" svg:font-family="OpenSymbol"/>
    <style:font-face style:name="Arial1" svg:font-family="Arial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Bitstream Vera Serif"/>
    </style:style>
    <style:style style:name="P2" style:family="paragraph" style:parent-style-name="Text_20_body">
      <style:paragraph-properties fo:text-align="center" style:justify-single-word="false"/>
      <style:text-properties style:font-name="Bitstream Vera Serif"/>
    </style:style>
    <style:style style:name="P3" style:family="paragraph" style:parent-style-name="Text_20_body">
      <style:paragraph-properties fo:text-align="center" style:justify-single-word="false"/>
      <style:text-properties style:font-name="Bitstream Vera Serif" fo:font-size="16pt" style:font-size-asian="16pt" style:font-size-complex="16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">
      <style:paragraph-properties fo:text-align="center" style:justify-single-word="false"/>
      <style:text-properties style:font-name="Bitstream Vera Serif"/>
    </style:style>
    <style:style style:name="P7" style:family="paragraph" style:parent-style-name="Heading">
      <style:paragraph-properties fo:text-align="center" style:justify-single-word="false"/>
      <style:text-properties style:font-name="Bitstream Vera Serif" fo:font-size="20pt" style:font-size-asian="20pt" style:font-size-complex="20pt"/>
    </style:style>
    <style:style style:name="P8" style:family="paragraph" style:parent-style-name="Heading_20_1">
      <style:text-properties style:font-name="Bitstream Vera Serif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erif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7">MANUAL DE INSTALACIÓN</text:p>
      <text:p text:style-name="P3">GUADALINEX BIBLIOTECAS</text:p>
      <text:p text:style-name="P1"/>
      <text:p text:style-name="P1"/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0">Índice de contenido</text:p>
          </text:index-title>
          <text:p text:style-name="P11">Introducción<text:tab/>3</text:p>
        </text:index-body>
      </text:table-of-content>
      <text:p text:style-name="P1"/>
      <text:h text:style-name="P9" text:outline-level="1" text:is-list-header="true">Introducción</text:h>
      <text:p text:style-name="Text_20_body"><text:span text:style-name="T1">Guadalinex bibliotecas es una distribución GNU/Linux basada en Guadalinex v5 adaptada al uso de equipos informáticos en bibliotecas.</text:span></text:p>
      <text:p text:style-name="Text_20_body"><text:span text:style-name="T1">La presente versión de la distribución pretende dar salida a algunas de las carencias que presenta la versión que hasta ahora había instalada en la mayor parte de las bibliotecas.</text:span></text:p>
      <text:p text:style-name="Text_20_body"><text:span text:style-name="T1">Para facilitar el trabajo diario, el sistema cuenta con tres perfiles de usuario:</text:span></text:p>
      <text:list xml:id="list1465274245" text:style-name="L1">
        <text:list-item>
          <text:p text:style-name="P4"><text:span text:style-name="T2">Bibliotecario</text:span><text:span text:style-name="T1">. Por el nombre, es obvio quién es este usuario, el cual tendrá la posibilidad de controlar el acceso a los demás equipos y algunas capacidades más. </text:span></text:p>
        </text:list-item>
        <text:list-item>
          <text:p text:style-name="P4"><text:span text:style-name="T2">Usuario de la biblioteca</text:span><text:span text:style-name="T1">. Este también se puede intuir, es la persona que accede a la biblioteca y necesita hacer uso del ordenador para consultas, imprimir, escribir algún documento o similar.</text:span></text:p>
        </text:list-item>
        <text:list-item>
          <text:p text:style-name="P4"><text:span text:style-name="T2">Catálogo</text:span><text:span text:style-name="T1">. Este perfil es nuevo y es símplemente una forma de acceso al ordenador que consta, únicamente, de la aplicación de consulta al catálogo de libros de la biblioteca. Es un modo que sirve exclusívamente para consultas a la aplicación de bibliotecas.</text:span></text:p>
        </text:list-item>
      </text:list>
      <text:h text:style-name="P8" text:outline-level="1" text:is-list-header="true"/>
      <text:h text:style-name="P8" text:outline-level="1" text:is-list-header="true"/>
      <text:h text:style-name="Heading_20_1" text:outline-level="1" text:is-list-header="true">Material</text:h>
      <text:p text:style-name="Text_20_body"><text:span text:style-name="T1">Junto con este breve manual se adjunta un CD-ROM que contiene lo necesario para actualizar los equipos formáticos de su biblioteca.</text:span></text:p>
      <text:p text:style-name="Text_20_body"><text:span text:style-name="T1">El CD-ROM está dotado de un sistema de instalación bastante automátizado que le facilitará instalar tanto su equipo como los de los usuarios.</text:span></text:p>
      <text:p text:style-name="Text_20_body"><text:span text:style-name="T1">A continuación se detallarán los modos de instalación y los pasos que ha de seguir.</text:span></text:p>
      <text:p text:style-name="Text_20_body"><text:span text:style-name="T1"/></text:p>
      <text:h text:style-name="P8" text:outline-level="1" text:is-list-header="true">Modos de instalación</text:h>
      <text:p text:style-name="Text_20_body"><text:span text:style-name="T1">En las bibliotecas se distinguen, desde el punto de vista del uso diario, dos tipos de equipos:</text:span></text:p>
      <text:list xml:id="list1560067212" text:style-name="L2">
        <text:list-item>
          <text:p text:style-name="P5"><text:span text:style-name="T2">Bibliotecario</text:span><text:span text:style-name="T1">. Aquel que usa el bibliotecario para sus tareas diarias así como para dar o quitar acceso al resto de usuarios.</text:span></text:p>
        </text:list-item>
        <text:list-item>
          <text:p text:style-name="P5"><text:span text:style-name="T2">Cliente</text:span><text:span text:style-name="T1">. El resto de equipos. Estos serán los que usen las personas que deseen consultar libros (catálogo), internet, redactar documentos, etc.</text:span></text:p>
        </text:list-item>
      </text:list>
      <text:p text:style-name="Text_20_body"><text:span text:style-name="T1">Por este motivo, la primera pregunta que realizará el CD-ROM de instalación es en cuál de estas modalidades desea instalar.</text:span></text:p>
      <text:p text:style-name="Text_20_body"><text:span text:style-name="T1">La manera de elegir es sencilla. Si es su quipo, elija la versión «bibliotecario», </text:span><text:soft-page-break/><text:span text:style-name="T1">en caso contrario, elija la versión «cliente«.</text:span></text:p>
      <text:p text:style-name="Text_20_body"><text:span text:style-name="T1">Existe una peculiaridad, una pregunta extra, a la hora de instalar la versión «cliente». Se trata de que deberá selecionar cuál será el número asignado a dicho ordenador. Esto es necesario para poder identificarlos con posterioridad , para, por ejemplo, bloquearlos, darles acceso a internet, etc.</text:span></text:p>
      <text:p text:style-name="Text_20_body"><text:span text:style-name="T1"/></text:p>
      <text:p text:style-name="Text_20_body"><text:span text:style-name="T1">Esto se verá con más detalle (e imágenes) en el siguiente apartado.</text:span></text:p>
      <text:h text:style-name="P8" text:outline-level="1" text:is-list-header="true">Primeros pasos</text:h>
      <text:p text:style-name="Text_20_body"><text:span text:style-name="T1"/></text:p>
      <text:h text:style-name="P8" text:outline-level="1" text:is-list-header="true">Instalación</text:h>
      <text:p text:style-name="Text_20_body"><text:span text:style-name="T1"/></text:p>
      <text:h text:style-name="P8" text:outline-level="1" text:is-list-header="true">Ajustes finales</text:h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OpenSymbol" svg:font-family="OpenSymbol"/>
    <style:font-face style:name="Arial1" svg:font-family="Arial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date>2008-11-25T08:40:26</dc:date>
    <dc:creator>Juan Croissier</dc:creator>
    <meta:editing-duration>PT00H27M05S</meta:editing-duration>
    <meta:editing-cycles>3</meta:editing-cycles>
    <meta:document-statistic meta:table-count="0" meta:image-count="0" meta:object-count="0" meta:page-count="4" meta:paragraph-count="26" meta:word-count="403" meta:character-count="2498"/>
    <meta:user-defined meta:name="Información 1"/>
    <meta:user-defined meta:name="Información 2"/>
    <meta:user-defined meta:name="Información 3"/>
    <meta:user-defined meta:name="Información 4"/>
  </office:meta>
</office:document-meta>
</file>